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8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ai_weight</text:p>
          </table:table-cell>
          <table:table-cell office:value-type="string">
            <text:p>component_se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valid_for_country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weight</text:p>
          </table:table-cell>
          <table:table-cell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modifier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factor</text:p>
          </table:table-cell>
          <table:table-cell office:value-type="string">
            <text:p>is_country_typ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"ex_aux_slot_replace"</text:p>
          </table:table-cell>
          <table:table-cell table:number-columns-repeated="10"/>
        </table:table-row>
        <table:table-row table:style-name="ro1">
          <table:table-cell office:value-type="string">
            <text:p>"CORVETTE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3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corvette }</text:p>
          </table:table-cell>
          <table:table-cell office:value-type="string">
            <text:p>{ "tech_smartmetal_manipulation_1" }</text:p>
          </table:table-cell>
          <table:table-cell office:value-type="string">
            <text:p>"CORVETTE_SMARTMETAL_BANK_2"</text:p>
          </table:table-cell>
          <table:table-cell table:number-columns-repeated="2"/>
        </table:table-row>
        <table:table-row table:style-name="ro1">
          <table:table-cell office:value-type="string">
            <text:p>"CORVETTE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6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corvett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CORVETTE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shield_multiplexer_1" }</text:p>
          </table:table-cell>
          <table:table-cell office:value-type="string">
            <text:p>"CORVETTE_SHIELD_MULTIPLEXER_2"</text:p>
          </table:table-cell>
          <table:table-cell table:number-columns-repeated="2"/>
        </table:table-row>
        <table:table-row table:style-name="ro1">
          <table:table-cell office:value-type="string">
            <text:p>"CORVETTE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corvett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1">
          <table:table-cell office:value-type="string">
            <text:p>"CORVETTE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corvette }</text:p>
          </table:table-cell>
          <table:table-cell office:value-type="string">
            <text:p>{ "tech_targeting_optronics_1" }</text:p>
          </table:table-cell>
          <table:table-cell office:value-type="string">
            <text:p>"CORVETTE_TARGETING_OPTRONICS_2"</text:p>
          </table:table-cell>
          <table:table-cell table:number-columns-repeated="2"/>
        </table:table-row>
        <table:table-row table:style-name="ro1">
          <table:table-cell office:value-type="string">
            <text:p>"CORVETTE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corvette }</text:p>
          </table:table-cell>
          <table:table-cell office:value-type="string">
            <text:p>{ "tech_targeting_optronics_2" }</text:p>
          </table:table-cell>
          <table:table-cell office:value-type="string">
            <text:p>"CORVETTE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CORVETTE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corvett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DESTROYER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destroyer small_ship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DESTROYER_SMARTMETAL_BANK_2"</text:p>
          </table:table-cell>
          <table:table-cell table:number-columns-repeated="2"/>
        </table:table-row>
        <table:table-row table:style-name="ro2">
          <table:table-cell office:value-type="string">
            <text:p>"DESTROYER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destroyer small_ship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DESTROYER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DESTROYER_SHIELD_MULTIPLEXER_2"</text:p>
          </table:table-cell>
          <table:table-cell table:number-columns-repeated="2"/>
        </table:table-row>
        <table:table-row table:style-name="ro1">
          <table:table-cell office:value-type="string">
            <text:p>"DESTROYER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DESTROYER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destroyer small_ship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DESTROYER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DESTROYER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destroyer small_ship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DESTROYER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DESTROYER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destroyer small_ship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CRUISER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"tech_smartmetal_manipulation_1" }</text:p>
          </table:table-cell>
          <table:table-cell office:value-type="string">
            <text:p>"CRUISER_SMARTMETAL_BANK_2"</text:p>
          </table:table-cell>
          <table:table-cell table:number-columns-repeated="2"/>
        </table:table-row>
        <table:table-row table:style-name="ro2">
          <table:table-cell office:value-type="string">
            <text:p>"CRUISER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CRUISER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shield_multiplexer_1" }</text:p>
          </table:table-cell>
          <table:table-cell office:value-type="string">
            <text:p>"CRUISER_SHIELD_MULTIPLEXER_2"</text:p>
          </table:table-cell>
          <table:table-cell table:number-columns-repeated="2"/>
        </table:table-row>
        <table:table-row table:style-name="ro1">
          <table:table-cell office:value-type="string">
            <text:p>"CRUISER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cruiser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CRUISER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cruiser }</text:p>
          </table:table-cell>
          <table:table-cell office:value-type="string">
            <text:p>{ "tech_targeting_optronics_1" }</text:p>
          </table:table-cell>
          <table:table-cell office:value-type="string">
            <text:p>"CRUISER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CRUISER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cruiser }</text:p>
          </table:table-cell>
          <table:table-cell office:value-type="string">
            <text:p>{ "tech_targeting_optronics_2" }</text:p>
          </table:table-cell>
          <table:table-cell office:value-type="string">
            <text:p>"CRUISER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CRUISER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cruiser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BATTLESHIP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battleship large_ship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BATTLESHIP_SMARTMETAL_BANK_2"</text:p>
          </table:table-cell>
          <table:table-cell table:number-columns-repeated="2"/>
        </table:table-row>
        <table:table-row table:style-name="ro2">
          <table:table-cell office:value-type="string">
            <text:p>"BATTLESHIP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battleship large_ship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BATTLESHIP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BATTLESHIP_SHIELD_MULTIPLEXER_2"</text:p>
          </table:table-cell>
          <table:table-cell table:number-columns-repeated="2"/>
        </table:table-row>
        <table:table-row table:style-name="ro1">
          <table:table-cell office:value-type="string">
            <text:p>"BATTLESHIP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BATTLESHIP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battleship large_ship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BATTLESHIP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BATTLESHIP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battleship large_ship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BATTLESHIP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BATTLESHIP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battleship large_ship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DREADNOUGHT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dreadnought juggernaut }</text:p>
          </table:table-cell>
          <table:table-cell office:value-type="string">
            <text:p>{ "tech_smartmetal_manipulation_1" }</text:p>
          </table:table-cell>
          <table:table-cell office:value-type="string">
            <text:p>"DREADNOUGHT_SMARTMETAL_BANK_2"</text:p>
          </table:table-cell>
          <table:table-cell table:number-columns-repeated="2"/>
        </table:table-row>
        <table:table-row table:style-name="ro2">
          <table:table-cell office:value-type="string">
            <text:p>"DREADNOUGHT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dreadnought juggernaut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DREADNOUGHT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shield_multiplexer_1" }</text:p>
          </table:table-cell>
          <table:table-cell office:value-type="string">
            <text:p>"DREADNOUGHT_SHIELD_MULTIPLEXER_2"</text:p>
          </table:table-cell>
          <table:table-cell table:number-columns-repeated="2"/>
        </table:table-row>
        <table:table-row table:style-name="ro1">
          <table:table-cell office:value-type="string">
            <text:p>"DREADNOUGHT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960</text:p>
          </table:table-cell>
          <table:table-cell office:value-type="string">
            <text:p>9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DREADNOUGHT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dreadnought juggernaut }</text:p>
          </table:table-cell>
          <table:table-cell office:value-type="string">
            <text:p>{ "tech_targeting_optronics_1" }</text:p>
          </table:table-cell>
          <table:table-cell office:value-type="string">
            <text:p>"DREADNOUGHT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DREADNOUGHT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dreadnought juggernaut }</text:p>
          </table:table-cell>
          <table:table-cell office:value-type="string">
            <text:p>{ "tech_targeting_optronics_2" }</text:p>
          </table:table-cell>
          <table:table-cell office:value-type="string">
            <text:p>"DREADNOUGHT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DREADNOUGHT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600</text:p>
          </table:table-cell>
          <table:table-cell office:value-type="string">
            <text:p>16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dreadnought juggernaut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SMALL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SMALL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SMALL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SMALL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31.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SMALL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SMALL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SMALL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SMALL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SMALL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SMALL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SMALL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MEDIUM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military_station_medium military_station_small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MEDIUM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MEDIUM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military_station_medium military_station_small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MEDIUM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MEDIUM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MEDIUM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MEDIUM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MEDIUM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MEDIUM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MEDIUM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MEDIUM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LARGE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LARGE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LARGE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LARGE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LARGE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LARGE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LARGE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LARGE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LARGE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LARGE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LARGE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EXTRA_LARGE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">
            <text:p>0.2</text:p>
          </table:table-cell>
          <table:table-cell table:number-columns-repeated="3"/>
          <table:table-cell office:value-type="string">
            <text:p>{ military_station_extra_large }</text:p>
          </table:table-cell>
          <table:table-cell office:value-type="string">
            <text:p>{ "tech_smartmetal_manipulation_1" }</text:p>
          </table:table-cell>
          <table:table-cell office:value-type="string">
            <text:p>"EXTRA_LARGE_STATION_SMARTMETAL_BANK_2"</text:p>
          </table:table-cell>
          <table:table-cell table:number-columns-repeated="2"/>
        </table:table-row>
        <table:table-row table:style-name="ro2">
          <table:table-cell office:value-type="string">
            <text:p>"EXTRA_LARGE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{ military_station_extra_larg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EXTRA_LARGE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"tech_shield_multiplexer_1" }</text:p>
          </table:table-cell>
          <table:table-cell office:value-type="string">
            <text:p>"EXTRA_LARGE_STATION_SHIELD_MULTIPLEXER_2"</text:p>
          </table:table-cell>
          <table:table-cell table:number-columns-repeated="2"/>
        </table:table-row>
        <table:table-row table:style-name="ro1">
          <table:table-cell office:value-type="string">
            <text:p>"EXTRA_LARGE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0</text:p>
          </table:table-cell>
          <table:table-cell office:value-type="string">
            <text:p>6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float" office:value="0.4">
            <text:p>0.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EXTRA_LARGE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extra_large }</text:p>
          </table:table-cell>
          <table:table-cell office:value-type="string">
            <text:p>{ "tech_targeting_optronics_1" }</text:p>
          </table:table-cell>
          <table:table-cell office:value-type="string">
            <text:p>"EXTRA_LARGE_STATION_TARGETING_OPTRONICS_2"</text:p>
          </table:table-cell>
          <table:table-cell table:number-columns-repeated="2"/>
        </table:table-row>
        <table:table-row table:style-name="ro2">
          <table:table-cell office:value-type="string">
            <text:p>"EXTRA_LARGE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{ military_station_extra_large }</text:p>
          </table:table-cell>
          <table:table-cell office:value-type="string">
            <text:p>{ "tech_targeting_optronics_2" }</text:p>
          </table:table-cell>
          <table:table-cell office:value-type="string">
            <text:p>"EXTRA_LARGE_STATION_TARGETING_OPTRONICS_3"</text:p>
          </table:table-cell>
          <table:table-cell table:number-columns-repeated="2"/>
        </table:table-row>
        <table:table-row table:style-name="ro1">
          <table:table-cell office:value-type="string">
            <text:p>"EXTRA_LARGE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0</text:p>
          </table:table-cell>
          <table:table-cell office:value-type="string">
            <text:p>1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{ military_station_extra_larg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/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5"/>
          <table:table-cell office:value-type="string">
            <text:p>"AUTO_REPAI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/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6"/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0.125</text:p>
          </table:table-cell>
          <table:table-cell table:number-columns-repeated="3"/>
          <table:table-cell office:value-type="string">
            <text:p>"SHIELD_MULTIPLEXE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table:number-columns-repeated="3"/>
          <table:table-cell table:number-columns-repeated="2" office:value-type="string">
            <text:p>0.25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2"/>
          <table:table-cell office:value-type="string">
            <text:p>"TARGETING_OPTRONICS_3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1/18/2018</text:date>, <text:time>20:5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18T20:54:49.70</dc:date>
    <dc:creator>David </dc:creator>
    <meta:editing-duration>PT1H4M31S</meta:editing-duration>
    <meta:editing-cycles>1</meta:editing-cycles>
    <meta:document-statistic meta:table-count="1" meta:cell-count="874" meta:object-count="0"/>
  </office:meta>
</office:document-meta>
</file>